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638a" officeooo:paragraph-rsid="0018638a"/>
    </style:style>
    <style:style style:name="P2" style:family="paragraph" style:parent-style-name="Standard">
      <style:text-properties officeooo:paragraph-rsid="001a6ab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5b220"/>
    </style:style>
    <style:style style:name="P5" style:family="paragraph" style:parent-style-name="Standard" style:list-style-name="L1">
      <style:text-properties officeooo:paragraph-rsid="0016b927"/>
    </style:style>
    <style:style style:name="P6" style:family="paragraph" style:parent-style-name="Standard" style:list-style-name="L1">
      <style:text-properties style:use-window-font-color="true" loext:opacity="0%"/>
    </style:style>
    <style:style style:name="P7" style:family="paragraph" style:parent-style-name="Standard" style:list-style-name="L1">
      <style:text-properties style:use-window-font-color="true" loext:opacity="0%" officeooo:rsid="001eaed7" officeooo:paragraph-rsid="001eaed7"/>
    </style:style>
    <style:style style:name="T1" style:family="text">
      <style:text-properties officeooo:rsid="00152ebd"/>
    </style:style>
    <style:style style:name="T2" style:family="text">
      <style:text-properties officeooo:rsid="0015b220"/>
    </style:style>
    <style:style style:name="T3" style:family="text">
      <style:text-properties officeooo:rsid="0016b927"/>
    </style:style>
    <style:style style:name="T4" style:family="text">
      <style:text-properties officeooo:rsid="0018638a"/>
    </style:style>
    <style:style style:name="T5" style:family="text">
      <style:text-properties officeooo:rsid="001a6abf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5b220"/>
    </style:style>
    <style:style style:name="T8" style:family="text">
      <style:text-properties fo:color="#00a933" loext:opacity="100%" officeooo:rsid="00152ebd"/>
    </style:style>
    <style:style style:name="T9" style:family="text">
      <style:text-properties fo:color="#00a933" loext:opacity="100%" officeooo:rsid="001dd306"/>
    </style:style>
    <style:style style:name="T10" style:family="text">
      <style:text-properties officeooo:rsid="001dd306"/>
    </style:style>
    <style:style style:name="T11" style:family="text">
      <style:text-properties officeooo:rsid="001eaed7"/>
    </style:style>
    <style:style style:name="T12" style:family="text">
      <style:text-properties fo:color="#c9211e" loext:opacity="100%" officeooo:rsid="0015b220"/>
    </style:style>
    <style:style style:name="T13" style:family="text">
      <style:text-properties style:use-window-font-color="true" loext:opacity="0%" officeooo:rsid="0015b22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5">TD : </text:span></text:p>
      <text:p text:style-name="P2"><text:tab/>le <text:span text:style-name="T1">département</text:span> info de <text:span text:style-name="T1">P</text:span>olytech souhaite informatisé la gestion de ses étudiants, un <text:span text:style-name="T1">étudiant</text:span> est caractérisé par, son nom, prénom, lieu de naissance et sa <text:span text:style-name="T1">spécialité.</text:span> <text:span text:style-name="T1">D</text:span>urant l'année un <text:span text:style-name="T1">étudiant</text:span> est <text:span text:style-name="T1">évalué</text:span> dans plusieurs unité d'enseignement, une unité d'enseignement est caractérisé pa<text:span text:style-name="T1">r, </text:span>le nom le <text:span text:style-name="T1">libé</text:span><text:span text:style-name="T10">ll</text:span><text:span text:style-name="T1">é</text:span>, la <text:span text:style-name="T1">description</text:span> et le <text:span text:style-name="T1">coefficient.</text:span> <text:span text:style-name="T1">U</text:span>n étudiant possède une note unique dans chaque <text:span text:style-name="T1">évalu</text:span><text:span text:style-name="T2">ation</text:span>.</text:p>
      <text:p text:style-name="Standard"><text:tab/></text:p>
      <text:p text:style-name="Standard"><text:tab/>il vous est demander de :</text:p>
      <text:p text:style-name="Standard"><text:tab/></text:p>
      <text:list xml:id="list2039785165" text:style-name="L1">
        <text:list-item>
          <text:p text:style-name="P3"><text:tab/><text:span text:style-name="T13">proposer des structure de données permettant de gérer les étudiants département d’info. </text:span></text:p>
        </text:list-item>
        <text:list-item>
          <text:p text:style-name="P6"><text:tab/>écrire une procédure qui permet de renseigné les info sur tous les étudiant.</text:p>
        </text:list-item>
        <text:list-item>
          <text:p text:style-name="P6"><text:tab/>écrire une <text:span text:style-name="T1">procédure</text:span> qui renseigne le<text:span text:style-name="T10">s info sur</text:span> <text:span text:style-name="T10">les unites d’enseignement (permettre de demander le nombre d’etudiant de l’unite d’enseignement)</text:span></text:p>
        </text:list-item>
        <text:list-item>
          <text:p text:style-name="P7"><text:span text:style-name="T10">e</text:span>crire une fonction qui calcul la <text:s/>moyenne d’un etudiant dont le matricule est passe en parametre</text:p>
        </text:list-item>
        <text:list-item>
          <text:p text:style-name="P4"><text:tab/> écrire une fonction qui <text:span text:style-name="T11">recherche et </text:span>renvoie <text:span text:style-name="T11">et dis si l’etudiant dont le metricule est passe en parametre et informe si il existe ou pas</text:span></text:p>
        </text:list-item>
        <text:list-item>
          <text:p text:style-name="P4"><text:tab/> écrire une fonction qui renvoie <text:span text:style-name="T11">le moyenne du premier</text:span></text:p>
        </text:list-item>
        <text:list-item>
          <text:p text:style-name="P5"><text:tab/>écrire une fonction qui renvoie <text:span text:style-name="T3">le rang de tous les étudiants. </text:span><text:span text:style-name="T4"><text:s/></text:span></text:p>
        </text:list-item>
        <text:list-item>
          <text:p text:style-name="P3">écrire une fonction principale qui permet <text:span text:style-name="T11">a l’utilisateur </text:span><text:span text:style-name="T1">d</text:span><text:span text:style-name="T11">e voir</text:span> <text:span text:style-name="T11">les fonctionnalités et de les appeler selon la requête utilisateur</text:span></text:p>
        </text:list-item>
      </text:list>
      <text:p text:style-name="Standard"/>
      <text:p text:style-name="P1">Exposé :</text:p>
      <text:p text:style-name="P1"><text:tab/></text:p>
      <text:p text:style-name="P1"><text:tab/>Les principales commandes Linux (20 <text:s/>commande minimum)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1:29:29.325924113</meta:creation-date>
    <dc:date>2023-10-13T09:55:47.232522192</dc:date>
    <meta:editing-duration>PT3H37M2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11" meta:character-count="1309" meta:non-whitespace-character-count="1097"/>
  </office:meta>
</office:document-meta>
</file>